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mpi di funzionamento</text:p>
      <text:p text:style-name="Standard"/>
      <text:p text:style-name="Standard"/>
      <text:p text:style-name="Standard"/>
      <text:p text:style-name="Standard"><text:span text:style-name="T1">Setting client:</text:span> Parametri configurabili dell'applicazione client.</text:p>
      <text:p text:style-name="Standard"/>
      <text:p text:style-name="Standard"><text:span text:style-name="T1">Operazione amministratore:</text:span> Login come amministratore e modifica del DB del server di Boot attraverso la console remota creata ad hoc per l'<text:span text:style-name="T2">Sqlite</text:span>.</text:p>
      <text:p text:style-name="Standard"/>
      <text:p text:style-name="Standard"><text:span text:style-name="T1">Rm paralleli:</text:span> Operazione remove (operazione di tipo transazionale) di un <text:span text:style-name="T2">file GA</text:span> avviata contemporaneamente da 4 client. Il primary deve <text:s/>portare a termine una sola transazione, quella sottoscritta al primary per prima) inviando un commit al client relativo. Le altre 3 operazioni devono essere abortite, con l'invio di abort ai client relativi.</text:p>
      <text:p text:style-name="Standard"/>
      <text:p text:style-name="Standard"><text:span text:style-name="T1">Upload paralleli:</text:span> Operazione upload (operazione di tipo transazionale) di un <text:span text:style-name="T2">file GA</text:span> avviata contemporaneamente da 4 client. Il primary deve <text:s/>portare a termine le 4 transazioni schedulando l'ordine delle sovrascritture sulla risorsa. Tutti i client devono riceve dal primary un messaggio di commit.</text:p>
      <text:p text:style-name="Standard"/>
      <text:p text:style-name="Standard"><text:span text:style-name="T1">Operazioni cap:</text:span> Operazioni transazionali su capitoli di uno stesso <text:span text:style-name="T2">file GA</text:span> composto da 4 capitoli (1,2,3,4) <text:s/>avviata contemporaneamente da 4 client. Le operazioni sono: </text:p>
      <text:p text:style-name="Standard"/>
      <text:list xml:id="list121992172" text:style-name="L1">
        <text:list-item>
          <text:p text:style-name="P2"><text:span text:style-name="T2">mod capter &lt;1&gt;</text:span> <text:s/>modifico il capitolo che è nella posizione 1 (la posizione è relativa alla copia in locale del file su client).</text:p>
        </text:list-item>
        <text:list-item>
          <text:p text:style-name="P2"><text:span text:style-name="T2">mod capter &lt;2&gt;</text:span> <text:s/>modifico il capitolo che è nella posizione 2 (la posizione è relativa alla copia in locale del file su client).</text:p>
        </text:list-item>
        <text:list-item>
          <text:p text:style-name="P2"><text:span text:style-name="T2">mod capter &lt;3&gt;</text:span> <text:s/>modifico il capitolo che è nella posizione 3 (la posizione è relativa alla copia in locale del file su client).</text:p>
        </text:list-item>
        <text:list-item>
          <text:p text:style-name="P2"><text:span text:style-name="T2">mod capter &lt;4&gt;</text:span> <text:s/>modifico il capitolo che è nella posizione 4 (la posizione è relativa alla copia in locale del file su client).</text:p>
        </text:list-item>
      </text:list>
      <text:p text:style-name="Standard"/>
      <text:p text:style-name="Standard"><text:span text:style-name="T1">Crash replica:</text:span> Crash di una replica del sistema durante una transazione in cui lo stato del log è su <text:span text:style-name="T2">TR_Pronto</text:span>. <text:span text:style-name="T2">Re-up</text:span> della replica crashata e aggiornamento del proprio log ad uno stato coerente.</text:p>
      <text:p text:style-name="Standard"/>
      <text:p text:style-name="Standard"><text:span text:style-name="T1">Crash primary:</text:span> Crash del primary durante una transazione, elezione di un nuovo primary, aggiornamento lista domini delle entità del sistema, ripristino stato del log delle entità attive del sistema coinvolte nella transazio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6T22:21:58</meta:creation-date>
    <dc:date>2010-09-17T14:35:29</dc:date>
    <meta:editing-duration>PT00H43M46S</meta:editing-duration>
    <meta:editing-cycles>10</meta:editing-cycles>
    <meta:generator>OpenOffice.org/3.1$Unix OpenOffice.org_project/310m19$Build-9420</meta:generator>
    <meta:document-statistic meta:table-count="0" meta:image-count="0" meta:object-count="0" meta:page-count="1" meta:paragraph-count="12" meta:word-count="311" meta:character-count="1979"/>
  </office:meta>
</office:document-meta>
</file>